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3200000024C212DE5CB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280099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3.963cm" svg:x="3.7cm" svg:y="3.8cm">
          <draw:image xlink:href="Pictures/10000000000003200000024C212DE5CB.jpg" xlink:type="simple" xlink:show="embed" xlink:actuate="onLoad">
            <text:p/>
          </draw:image>
        </draw:frame>
        <draw:custom-shape draw:style-name="gr2" draw:text-style-name="P1" draw:layer="layout" svg:width="5.1cm" svg:height="2.5cm" svg:x="4.4cm" svg:y="14.2cm">
          <text:p text:style-name="P1">しゅきゃく</text:p>
          <draw:enhanced-geometry svg:viewBox="0 0 21600 21600" draw:glue-points="10800 0 3160 3160 0 10800 3160 18440 10800 21600 18440 18440 21600 10800 18440 3160 ?f14 ?f15" draw:text-areas="3200 3200 18400 18400" draw:type="round-callout" draw:modifiers="26863.4385414625 -17160.81567373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0.3cm" svg:y="8.8cm">
          <text:p text:style-name="P1">しゃりん</text:p>
          <draw:enhanced-geometry svg:viewBox="0 0 21600 21600" draw:glue-points="10800 0 3160 3160 0 10800 3160 18440 10800 21600 18440 18440 21600 10800 18440 3160 ?f14 ?f15" draw:text-areas="3200 3200 18400 18400" draw:type="round-callout" draw:modifiers="24305.8223877671 10320.67173130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0.2cm" svg:y="4.5cm">
          <text:p text:style-name="P1">きしゅ</text:p>
          <draw:enhanced-geometry svg:viewBox="0 0 21600 21600" draw:glue-points="10800 0 3160 3160 0 10800 3160 18440 10800 21600 18440 18440 21600 10800 18440 3160 ?f14 ?f15" draw:text-areas="3200 3200 18400 18400" draw:type="round-callout" draw:modifiers="17602.6661438934 28992.88284686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3cm" svg:y="1.8cm">
          <text:p text:style-name="P1">そうじゅうせき</text:p>
          <draw:enhanced-geometry svg:viewBox="0 0 21600 21600" draw:glue-points="10800 0 3160 3160 0 10800 3160 18440 10800 21600 18440 18440 21600 10800 18440 3160 ?f14 ?f15" draw:text-areas="3200 3200 18400 18400" draw:type="round-callout" draw:modifiers="12195.2558321898 47000.0799680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10.3cm" svg:y="1cm">
          <text:p text:style-name="P1">しゅよく</text:p>
          <draw:enhanced-geometry svg:viewBox="0 0 21600 21600" draw:glue-points="10800 0 3160 3160 0 10800 3160 18440 10800 21600 18440 18440 21600 10800 18440 3160 ?f14 ?f15" draw:text-areas="3200 3200 18400 18400" draw:type="round-callout" draw:modifiers="19419.25112723 73989.28428628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0.2cm" svg:y="12.4cm">
          <text:p text:style-name="P1">エンジン</text:p>
          <draw:enhanced-geometry svg:viewBox="0 0 21600 21600" draw:glue-points="10800 0 3160 3160 0 10800 3160 18440 10800 21600 18440 18440 21600 10800 18440 3160 ?f14 ?f15" draw:text-areas="3200 3200 18400 18400" draw:type="round-callout" draw:modifiers="31635.6792785728 -7841.983206717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12.5cm" svg:y="14.4cm">
          <text:p text:style-name="P1">すいちょくびよく</text:p>
          <draw:enhanced-geometry svg:viewBox="0 0 21600 21600" draw:glue-points="10800 0 3160 3160 0 10800 3160 18440 10800 21600 18440 18440 21600 10800 18440 3160 ?f14 ?f15" draw:text-areas="3200 3200 18400 18400" draw:type="round-callout" draw:modifiers="19893.5110762596 -34753.4586165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8cm" svg:x="21.2cm" svg:y="9.5cm">
          <text:p text:style-name="P1">ほうこうだ</text:p>
          <text:p text:style-name="P1">（ラダー）</text:p>
          <draw:enhanced-geometry svg:viewBox="0 0 21600 21600" draw:glue-points="10800 0 3160 3160 0 10800 3160 18440 10800 21600 18440 18440 21600 10800 18440 3160 ?f14 ?f15" draw:text-areas="3200 3200 18400 18400" draw:type="round-callout" draw:modifiers="-13605.3322877867 7117.743662977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20.2cm" svg:y="12.6cm">
          <text:p text:style-name="P1">しょうこうだ</text:p>
          <text:p text:style-name="P1">（エレベーター）</text:p>
          <draw:enhanced-geometry svg:viewBox="0 0 21600 21600" draw:glue-points="10800 0 3160 3160 0 10800 3160 18440 10800 21600 18440 18440 21600 10800 18440 3160 ?f14 ?f15" draw:text-areas="3200 3200 18400 18400" draw:type="round-callout" draw:modifiers="-5979.06292883748 -9111.555377848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18.2cm" svg:y="15.2cm">
          <text:p text:style-name="P1">すいへいびよく</text:p>
          <draw:enhanced-geometry svg:viewBox="0 0 21600 21600" draw:glue-points="10800 0 3160 3160 0 10800 3160 18440 10800 21600 18440 18440 21600 10800 18440 3160 ?f14 ?f15" draw:text-areas="3200 3200 18400 18400" draw:type="round-callout" draw:modifiers="-791.844736326211 -32490.6837265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20.6cm" svg:y="3.9cm">
          <text:p text:style-name="P1">ウイングレット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7.3cm" svg:y="16.7cm">
          <text:p text:style-name="P1">フラップ</text:p>
          <draw:enhanced-geometry svg:viewBox="0 0 21600 21600" draw:glue-points="10800 0 3160 3160 0 10800 3160 18440 10800 21600 18440 18440 21600 10800 18440 3160 ?f14 ?f15" draw:text-areas="3200 3200 18400 18400" draw:type="round-callout" draw:modifiers="28955.2636737895 -50981.52738904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6.6cm" svg:y="4.6cm">
          <text:p text:style-name="P1">ぜんえんフラップ</text:p>
          <draw:enhanced-geometry svg:viewBox="0 0 21600 21600" draw:glue-points="10800 0 3160 3160 0 10800 3160 18440 10800 21600 18440 18440 21600 10800 18440 3160 ?f14 ?f15" draw:text-areas="3200 3200 18400 18400" draw:type="round-callout" draw:modifiers="20714.9970594001 44288.2047181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14.9cm" svg:y="5.4cm">
          <text:p text:style-name="P1">スポイラー</text:p>
          <draw:enhanced-geometry svg:viewBox="0 0 21600 21600" draw:glue-points="10800 0 3160 3160 0 10800 3160 18440 10800 21600 18440 18440 21600 10800 18440 3160 ?f14 ?f15" draw:text-areas="3200 3200 18400 18400" draw:type="round-callout" draw:modifiers="-622.466183101353 41533.14674130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" draw:layer="layout" svg:width="5.1cm" svg:height="2.5cm" svg:x="23.2cm" svg:y="6.6cm">
          <text:p text:style-name="P1">ほじょよく</text:p>
          <text:p text:style-name="P1">（エルロン）</text:p>
          <draw:enhanced-geometry svg:viewBox="0 0 21600 21600" draw:glue-points="10800 0 3160 3160 0 10800 3160 18440 10800 21600 18440 18440 21600 10800 18440 3160 ?f14 ?f15" draw:text-areas="3200 3200 18400 18400" draw:type="round-callout" draw:modifiers="-16870.1039011958 21936.825269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3T07:49:45.90</meta:creation-date>
    <meta:generator>LibreOffice/3.4$Win32 LibreOffice_project/340m1$Build-203</meta:generator>
    <meta:print-date>2014-09-23T08:25:22.27</meta:print-date>
    <dc:date>2014-09-23T10:12:50.13</dc:date>
    <meta:editing-duration>PT2H23M7S</meta:editing-duration>
    <meta:editing-cycles>1</meta:editing-cycles>
    <meta:document-statistic meta:object-count="16"/>
  </office:meta>
</office:document-meta>
</file>